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37cm" draw:marker-end-width="0.237cm" draw:fill-color="#cfe7f5" draw:textarea-horizontal-align="justify" draw:textarea-vertical-align="middle" draw:auto-grow-height="false" fo:min-height="0.615cm" fo:min-width="2.143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37cm" draw:marker-end-width="0.237cm" draw:textarea-horizontal-align="justify" draw:textarea-vertical-align="middle" draw:auto-grow-height="false" fo:min-height="0.615cm" fo:min-width="2.143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237cm" draw:marker-end-width="0.237cm" draw:fill-color="#3465a4" draw:textarea-horizontal-align="justify" draw:textarea-vertical-align="middle" draw:auto-grow-height="false" fo:min-height="0.615cm" fo:min-width="2.159cm" fo:padding-top="0.137cm" fo:padding-bottom="0.137cm" fo:padding-left="0.262cm" fo:padding-right="0.262cm"/>
    </style:style>
    <style:style style:name="gr4" style:family="graphic" style:parent-style-name="objectwithoutfill">
      <style:graphic-properties draw:stroke="solid" svg:stroke-width="0cm" svg:stroke-color="#000000" draw:marker-end="Arrow" draw:marker-end-width="0.152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fill-color="#c5000b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loext:graphic-properties draw:fill-color="#3465a4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  <style:text-properties fo:color="#800000" fo:font-size="6pt" fo:font-weight="bold" style:font-size-asian="6pt" style:font-weight-asian="bold" style:font-size-complex="6pt" style:font-weight-complex="bold"/>
    </style:style>
    <style:style style:name="P7" style:family="paragraph">
      <loext:graphic-properties draw:fill="none" draw:fill-color="#c5000b"/>
      <style:paragraph-properties fo:text-align="center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6pt" fo:font-weight="bold" style:font-size-asian="6pt" style:font-weight-asian="bold" style:font-size-complex="6pt" style:font-weight-complex="bold"/>
    </style:style>
    <style:style style:name="T3" style:family="text">
      <style:text-properties fo:color="#800000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667cm" svg:height="0.889cm" svg:x="0cm" svg:y="1.524cm">
          <text:p text:style-name="P1"><text:span text:style-name="T1">Level 0</text:span></text:p>
          <text:p text:style-name="P1"><text:span text:style-name="T2">interpre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2.667cm" svg:height="0.889cm" svg:x="5.842cm" svg:y="1.524cm">
          <text:p text:style-name="P1"><text:span text:style-name="T1">Level 2</text:span></text:p>
          <text:p text:style-name="P1"><text:span text:style-name="T2">C1 (limited profil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" draw:id="id3" draw:layer="layout" svg:width="2.683cm" svg:height="0.889cm" svg:x="11.684cm" svg:y="1.524cm">
          <text:p text:style-name="P1"><text:span text:style-name="T1">cached Version</text:span></text:p>
          <text:p text:style-name="P1"><text:span text:style-name="T2">Level 3 or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draw:type="line" svg:x1="2.667cm" svg:y1="1.968cm" svg:x2="5.842cm" svg:y2="1.968cm" draw:start-shape="id1" draw:start-glue-point="1" draw:end-shape="id2" draw:end-glue-point="3" svg:d="M2667 1968h3175" svg:viewBox="0 0 3176 1">
          <text:p text:style-name="P5"><text:span text:style-name="T3">mode2: standard thresholds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</draw:connector>
        <draw:connector draw:style-name="gr4" draw:text-style-name="P6" draw:layer="layout" draw:type="line" svg:x1="8.509cm" svg:y1="1.968cm" svg:x2="11.684cm" svg:y2="1.968cm" draw:start-shape="id2" draw:end-shape="id3" draw:end-glue-point="3" svg:d="M8509 1968h3175" svg:viewBox="0 0 3176 1">
          <text:p text:style-name="P5"><text:span text:style-name="T3">mode2: standard thresholds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</draw:connector>
        <draw:connector draw:style-name="gr5" draw:text-style-name="P7" draw:layer="layout" draw:type="line" svg:x1="2.667cm" svg:y1="1.968cm" svg:x2="5.842cm" svg:y2="1.968cm" draw:start-shape="id1" draw:start-glue-point="1" draw:end-shape="id2" draw:end-glue-point="3" svg:d="M2667 1968h3175" svg:viewBox="0 0 3176 1">
          <text:p/>
        </draw:connector>
        <draw:connector draw:style-name="gr5" draw:text-style-name="P7" draw:layer="layout" draw:type="line" svg:x1="8.509cm" svg:y1="1.968cm" svg:x2="11.684cm" svg:y2="1.968cm" draw:start-shape="id2" draw:start-glue-point="1" draw:end-shape="id3" draw:end-glue-point="3" svg:d="M8509 1968h3175" svg:viewBox="0 0 3176 1">
          <text:p/>
        </draw:connector>
        <draw:connector draw:style-name="gr6" draw:text-style-name="P9" draw:layer="layout" svg:x1="1.333cm" svg:y1="2.413cm" svg:x2="13.025cm" svg:y2="2.413cm" draw:start-shape="id1" draw:start-glue-point="2" draw:end-shape="id3" svg:d="M1333 2413v512h11692v-512" svg:viewBox="0 0 11693 513">
          <text:p text:style-name="P8"><text:span text:style-name="T2"/></text:p>
          <text:p text:style-name="P8"><text:span text:style-name="T2"/></text:p>
          <text:p text:style-name="P8"><text:span text:style-name="T2">mode0: lower thresholds or </text:span></text:p>
          <text:p text:style-name="P8"><text:span text:style-name="T2"/></text:p>
          <text:p text:style-name="P8"><text:span text:style-name="T2">mode1: standard thresholds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990000" draw:marker-end="Arrow" draw:marker-end-width="0.051cm" draw:fill="none" draw:fill-gradient-name="Gradient_20_3" draw:fill-hatch-name="Hatching_20_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4T16:45:16.981036097</meta:creation-date>
    <dc:date>2015-06-09T15:46:59.486616488</dc:date>
    <meta:editing-duration>PT49M15S</meta:editing-duration>
    <meta:editing-cycles>11</meta:editing-cycles>
    <meta:generator>LibreOffice/4.4.3.2$Linux_X86_64 LibreOffice_project/40m0$Build-2</meta:generator>
    <meta:document-statistic meta:object-count="8"/>
  </office:meta>
</office:document-meta>
</file>